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261" officeooo:paragraph-rsid="000d9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ícios bloco 11 dia 1 feito com repositório:<text:line-break/><text:line-break/><text:a xlink:type="simple" xlink:href="https://github.com/AirelRibeiro/exercise-pokedex-state" text:style-name="Internet_20_link" text:visited-style-name="Visited_20_Internet_20_Link">https://github.com/AirelRibeiro/exercise-pokedex-state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3:55:01.255660413</meta:creation-date>
    <dc:date>2022-04-08T14:00:29.720719485</dc:date>
    <meta:editing-duration>PT5M30S</meta:editing-duration>
    <meta:editing-cycles>1</meta:editing-cycles>
    <meta:document-statistic meta:table-count="0" meta:image-count="0" meta:object-count="0" meta:page-count="1" meta:paragraph-count="1" meta:word-count="9" meta:character-count="104" meta:non-whitespace-character-count="95"/>
    <meta:generator>LibreOffice/6.4.7.2$Linux_X86_64 LibreOffice_project/40$Build-2</meta:generator>
  </office:meta>
</office:document-meta>
</file>